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style:text-underline-style="none" officeooo:paragraph-rsid="0019a57d"/>
    </style:style>
    <style:style style:name="P2" style:family="paragraph" style:parent-style-name="Text_20_body" style:list-style-name="L1">
      <style:text-properties officeooo:paragraph-rsid="0019a57d"/>
    </style:style>
    <style:style style:name="P3" style:family="paragraph" style:parent-style-name="Text_20_body">
      <style:paragraph-properties fo:text-align="start" style:justify-single-word="false"/>
      <style:text-properties style:text-underline-style="none" officeooo:paragraph-rsid="0019a57d"/>
    </style:style>
    <style:style style:name="P4" style:family="paragraph" style:parent-style-name="Text_20_body" style:list-style-name="L9">
      <style:text-properties officeooo:paragraph-rsid="0019a57d"/>
    </style:style>
    <style:style style:name="P5" style:family="paragraph" style:parent-style-name="Text_20_body" style:list-style-name="L10">
      <style:text-properties officeooo:paragraph-rsid="0019a57d"/>
    </style:style>
    <style:style style:name="P6" style:family="paragraph" style:parent-style-name="Text_20_body" style:list-style-name="L11">
      <style:text-properties officeooo:paragraph-rsid="0019a57d"/>
    </style:style>
    <style:style style:name="P7" style:family="paragraph" style:parent-style-name="Text_20_body" style:list-style-name="L12">
      <style:text-properties officeooo:paragraph-rsid="0019a57d"/>
    </style:style>
    <style:style style:name="P8" style:family="paragraph" style:parent-style-name="Text_20_body" style:list-style-name="L13">
      <style:text-properties officeooo:paragraph-rsid="0019a57d"/>
    </style:style>
    <style:style style:name="P9" style:family="paragraph" style:parent-style-name="Text_20_body" style:list-style-name="L14">
      <style:text-properties officeooo:paragraph-rsid="0019a57d"/>
    </style:style>
    <style:style style:name="P10" style:family="paragraph" style:parent-style-name="Text_20_body" style:list-style-name="L15">
      <style:text-properties officeooo:paragraph-rsid="0019a57d"/>
    </style:style>
    <style:style style:name="P11" style:family="paragraph" style:parent-style-name="Text_20_body">
      <style:text-properties officeooo:paragraph-rsid="0019a57d"/>
    </style:style>
    <style:style style:name="P12" style:family="paragraph" style:parent-style-name="Text_20_body">
      <style:text-properties officeooo:rsid="0019a57d" officeooo:paragraph-rsid="0019a57d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officeooo:paragraph-rsid="0019a57d"/>
    </style:style>
    <style:style style:name="P14" style:family="paragraph" style:parent-style-name="Text_20_body" style:list-style-name="L10">
      <style:paragraph-properties fo:margin-top="0cm" fo:margin-bottom="0cm" loext:contextual-spacing="false"/>
      <style:text-properties officeooo:paragraph-rsid="0019a57d"/>
    </style:style>
    <style:style style:name="P15" style:family="paragraph" style:parent-style-name="Text_20_body" style:list-style-name="L13">
      <style:paragraph-properties fo:margin-top="0cm" fo:margin-bottom="0cm" loext:contextual-spacing="false"/>
      <style:text-properties officeooo:paragraph-rsid="0019a57d"/>
    </style:style>
    <style:style style:name="T1" style:family="text">
      <style:text-properties officeooo:rsid="002134af"/>
    </style:style>
    <style:style style:name="T2" style:family="text">
      <style:text-properties officeooo:rsid="0049268e"/>
    </style:style>
    <style:style style:name="T3" style:family="text">
      <style:text-properties officeooo:rsid="0019a57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Strong_20_Emphasis"><text:s text:c="46"/></text:span><text:span text:style-name="Strong_20_Emphasis"><text:span text:style-name="T3">Pipeline Methylation</text:span></text:span></text:p>
      <text:p text:style-name="P11"><text:span text:style-name="Strong_20_Emphasis"/></text:p>
      <text:p text:style-name="P11"><text:span text:style-name="Strong_20_Emphasis"><text:span text:style-name="T1">Définition des chemins vers les outils</text:span></text:span><text:span text:style-name="T1"> :</text:span></text:p>
      <text:list xml:id="list237131010" text:style-name="L1">
        <text:list-item>
          <text:p text:style-name="P13"><text:span text:style-name="Source_20_Text">TRIMGALORE</text:span> : définit le chemin vers l'outil <text:span text:style-name="Strong_20_Emphasis">Trim Galore</text:span> (version 0.6.10) pour la découpe des séquences.</text:p>
        </text:list-item>
        <text:list-item>
          <text:p text:style-name="P13"><text:span text:style-name="Source_20_Text">DNMTOOLS</text:span> : définit le chemin vers l'exécutable <text:span text:style-name="Strong_20_Emphasis">dnmtools</text:span> dans un environnement Conda spécifique.</text:p>
        </text:list-item>
        <text:list-item>
          <text:p text:style-name="P2"><text:span text:style-name="Source_20_Text">SAMTOOLS</text:span> : outil standard pour manipuler les fichiers SAM/BAM.</text:p>
        </text:list-item>
      </text:list>
      <text:list xml:id="list1332437952" text:style-name="L9">
        <text:list-item>
          <text:p text:style-name="P4"><text:span text:style-name="Strong_20_Emphasis">Définition des chemins vers les fichiers du génome et leur index</text:span> :</text:p>
        </text:list-item>
      </text:list>
      <text:list xml:id="list155966476" text:style-name="L10">
        <text:list-item>
          <text:p text:style-name="P14"><text:span text:style-name="Source_20_Text">GENOME</text:span> : spécifie le chemin du fichier FASTA contenant la séquence du génome de référence.</text:p>
        </text:list-item>
        <text:list-item>
          <text:p text:style-name="P14">La ligne 385 tente de générer un index pour le fichier FASTA avec l'outil <text:span text:style-name="Source_20_Text">abismalidx</text:span> de <text:span text:style-name="Strong_20_Emphasis">DNMTools</text:span>.</text:p>
        </text:list-item>
        <text:list-item>
          <text:p text:style-name="P5"><text:span text:style-name="Source_20_Text">GENOME_INDEX</text:span> : chemin vers l'index généré pour le fichier FASTA.</text:p>
        </text:list-item>
      </text:list>
      <text:list xml:id="list461485523" text:style-name="L11">
        <text:list-item>
          <text:p text:style-name="P6"><text:span text:style-name="Strong_20_Emphasis">Définition du répertoire contenant les fichiers pair-end</text:span> :</text:p>
        </text:list-item>
      </text:list>
      <text:list xml:id="list1018401998" text:style-name="L12">
        <text:list-item>
          <text:p text:style-name="P7"><text:span text:style-name="Source_20_Text">PAIR_END_DIR</text:span> : définit le chemin vers le répertoire contenant les fichiers pair-end FASTQ.</text:p>
        </text:list-item>
      </text:list>
      <text:p text:style-name="P11"/>
      <text:p text:style-name="P3"/>
      <text:h text:style-name="P1" text:outline-level="3">Étapes du pipeline Python :</text:h>
      <text:list xml:id="list1309104449" text:style-name="L13">
        <text:list-item>
          <text:p text:style-name="P8"><text:span text:style-name="Strong_20_Emphasis">Initialisation de la classe </text:span><text:span text:style-name="Source_20_Text">SeqProcessingPipeline</text:span><text:span text:style-name="Strong_20_Emphasis"> :</text:span></text:p>
          <text:list>
            <text:list-item>
              <text:p text:style-name="P15"><text:span text:style-name="Strong_20_Emphasis">Objectif</text:span> : Créer une instance de la classe en spécifiant les chemins des outils et des fichiers.</text:p>
            </text:list-item>
            <text:list-item>
              <text:p text:style-name="P15"><text:span text:style-name="Strong_20_Emphasis">Paramètres</text:span> : Vous définissez les chemins vers :</text:p>
              <text:list>
                <text:list-item>
                  <text:p text:style-name="P15"><text:span text:style-name="Strong_20_Emphasis">Trim Galore</text:span> : Utilisé pour découper les séquences FASTQ.</text:p>
                </text:list-item>
                <text:list-item>
                  <text:p text:style-name="P15"><text:span text:style-name="Strong_20_Emphasis">DNMTools</text:span> : Utilisé pour aligner les séquences, calculer les taux de bisulfite, et effectuer des manipulations sur les fichiers BAM.</text:p>
                </text:list-item>
                <text:list-item>
                  <text:p text:style-name="P15"><text:span text:style-name="Strong_20_Emphasis">Samtools</text:span> : Utilisé pour trier et manipuler les fichiers BAM.</text:p>
                </text:list-item>
                <text:list-item>
                  <text:p text:style-name="P15"><text:span text:style-name="Strong_20_Emphasis">Génome de référence</text:span> : Un fichier FASTA utilisé pour aligner les séquences.</text:p>
                </text:list-item>
                <text:list-item>
                  <text:p text:style-name="P15"><text:span text:style-name="Strong_20_Emphasis">Index du génome</text:span> : L'index du fichier FASTA généré précédemment.</text:p>
                </text:list-item>
                <text:list-item>
                  <text:p text:style-name="P15"><text:span text:style-name="Strong_20_Emphasis">Répertoire de fichiers pair-end</text:span> : Le répertoire contenant les fichiers FASTQ pair-end.</text:p>
                </text:list-item>
              </text:list>
            </text:list-item>
          </text:list>
        </text:list-item>
        <text:list-item>
          <text:p text:style-name="P8"><text:span text:style-name="Strong_20_Emphasis">Méthode </text:span><text:span text:style-name="Source_20_Text">run_command</text:span><text:span text:style-name="Strong_20_Emphasis"> :</text:span></text:p>
          <text:list>
            <text:list-item>
              <text:p text:style-name="P15"><text:span text:style-name="Strong_20_Emphasis">Objectif</text:span> : Exécuter chaque commande shell dans le pipeline. Cela permet de s'assurer que les outils sont exécutés correctement et de gérer les erreurs s'il y en a.</text:p>
            </text:list-item>
            <text:list-item>
              <text:p text:style-name="P15"><text:span text:style-name="Strong_20_Emphasis">Exemple</text:span> : Si une commande échoue (par exemple, si le fichier de sortie n'est pas généré ou que la commande n'est pas valide), une exception sera levée et affichée dans la console.</text:p>
            </text:list-item>
          </text:list>
        </text:list-item>
        <text:list-item>
          <text:p text:style-name="P8"><text:span text:style-name="Strong_20_Emphasis">Méthode </text:span><text:span text:style-name="Source_20_Text">process_file_pair</text:span><text:span text:style-name="Strong_20_Emphasis"> :</text:span></text:p>
          <text:list>
            <text:list-item>
              <text:p text:style-name="P15"><text:soft-page-break/><text:span text:style-name="Strong_20_Emphasis">Objectif</text:span> : Cette méthode gère le traitement d'une paire de fichiers FASTQ (les fichiers <text:span text:style-name="Source_20_Text">_1.fq</text:span> et <text:span text:style-name="Source_20_Text">_2.fq</text:span>).</text:p>
            </text:list-item>
            <text:list-item>
              <text:p text:style-name="P15"><text:span text:style-name="Strong_20_Emphasis">Étapes spécifiques</text:span> :</text:p>
              <text:list>
                <text:list-item>
                  <text:p text:style-name="P8"><text:span text:style-name="Strong_20_Emphasis">Découpage des séquences avec Trim Galore</text:span> :</text:p>
                  <text:list>
                    <text:list-item>
                      <text:p text:style-name="P15"><text:span text:style-name="Strong_20_Emphasis">Command</text:span> : <text:span text:style-name="Source_20_Text">trim_galore --paired -q 0 --length 0 ${pair1} ${pair2}</text:span></text:p>
                    </text:list-item>
                    <text:list-item>
                      <text:p text:style-name="P15">Cette étape nettoie les séquences brutes en supprimant les adaptateurs et les bases de mauvaise qualité dans les deux fichiers pair-end.</text:p>
                    </text:list-item>
                  </text:list>
                </text:list-item>
                <text:list-item>
                  <text:p text:style-name="P8"><text:span text:style-name="Strong_20_Emphasis">Alignement <text:s/></text:span><text:span text:style-name="Strong_20_Emphasis"><text:span text:style-name="T2">et index </text:span></text:span><text:span text:style-name="Strong_20_Emphasis">avec DNMTools (Abismal)</text:span> :</text:p>
                </text:list-item>
              </text:list>
            </text:list-item>
          </text:list>
        </text:list-item>
      </text:list>
      <text:list xml:id="list4146455162" text:style-name="L14">
        <text:list-item>
          <text:list>
            <text:list-item>
              <text:list>
                <text:list-item>
                  <text:p text:style-name="P9"><text:span text:style-name="Strong_20_Emphasis">Command</text:span> : dnmtools abismalidx /mnt/newhome/ricardo/data_common/MicVault_2206/genome.fa /mnt/newhome/ricardo/data_common/MicVault_2206/genome.fa.indx</text:p>
                </text:list-item>
              </text:list>
            </text:list-item>
          </text:list>
        </text:list-item>
      </text:list>
      <text:list xml:id="list141060926680779" text:continue-list="list1309104449" text:style-name="L13">
        <text:list-item>
          <text:list>
            <text:list-item>
              <text:list>
                <text:list-item>
                  <text:list>
                    <text:list-item>
                      <text:p text:style-name="P15"><text:span text:style-name="Strong_20_Emphasis">Command</text:span> : <text:span text:style-name="Source_20_Text">dnmtools abismal -B -i ${GENOME_INDEX} -s ${filename_no_ext}_stats.txt -o ${filename_no_ext}_abismal.bam -B ${pair1} ${pair2}</text:span></text:p>
                    </text:list-item>
                    <text:list-item>
                      <text:p text:style-name="P15">DNMTools aligne les séquences nettoyées sur le génome de référence, générant un fichier BAM d'alignement.</text:p>
                    </text:list-item>
                  </text:list>
                </text:list-item>
                <text:list-item>
                  <text:p text:style-name="P8"><text:span text:style-name="Strong_20_Emphasis"><text:span text:style-name="T2">TEST <text:s/></text:span></text:span><text:span text:style-name="Strong_20_Emphasis">Calcul du taux de bisulfite avec DNMTools</text:span> :</text:p>
                  <text:list>
                    <text:list-item>
                      <text:p text:style-name="P15"><text:span text:style-name="Strong_20_Emphasis">Command</text:span> : <text:span text:style-name="Source_20_Text">dnmtools bsrate ${filename_no_ext}_abismal.bam</text:span></text:p>
                    </text:list-item>
                    <text:list-item>
                      <text:p text:style-name="P15">Calcule le taux de conversion bisulfite dans les séquences, une étape cruciale dans l'analyse du séquençage bisulfite.</text:p>
                    </text:list-item>
                  </text:list>
                </text:list-item>
                <text:list-item>
                  <text:p text:style-name="P8"><text:span text:style-name="Strong_20_Emphasis">Tri des fichiers BAM avec Samtools</text:span> :</text:p>
                  <text:list>
                    <text:list-item>
                      <text:p text:style-name="P15"><text:span text:style-name="Strong_20_Emphasis">Command</text:span> : <text:span text:style-name="Source_20_Text">dnmtools format -f abismal -stdout -B ${filename_no_ext}_abismal.bam | samtools sort -o ${filename_no_ext}_sorted.bam</text:span></text:p>
                    </text:list-item>
                    <text:list-item>
                      <text:p text:style-name="P15">Trie le fichier BAM aligné par position génomique, ce qui est souvent nécessaire avant d'effectuer des analyses plus poussées.</text:p>
                    </text:list-item>
                  </text:list>
                </text:list-item>
                <text:list-item>
                  <text:p text:style-name="P8"><text:span text:style-name="Strong_20_Emphasis">Suppression des duplications avec DNMTools</text:span> :</text:p>
                  <text:list>
                    <text:list-item>
                      <text:p text:style-name="P15"><text:span text:style-name="Strong_20_Emphasis">Command</text:span> : <text:span text:style-name="Source_20_Text">dnmtools uniq -S ${filename_no_ext}_duplication_stats.txt -o ${filename_no_ext}_uniq.bam ${filename_no_ext}_sorted.bam</text:span></text:p>
                    </text:list-item>
                    <text:list-item>
                      <text:p text:style-name="P15">Supprime les duplications PCR dans les fichiers BAM, une étape courante pour améliorer la qualité des alignements.</text:p>
                    </text:list-item>
                  </text:list>
                </text:list-item>
              </text:list>
            </text:list-item>
          </text:list>
        </text:list-item>
      </text:list>
      <text:list xml:id="list3985979951" text:style-name="L15">
        <text:list-item>
          <text:list>
            <text:list-item>
              <text:list>
                <text:list-item>
                  <text:p text:style-name="P10"><text:span text:style-name="Strong_20_Emphasis"><text:span text:style-name="T2">TEST <text:s/></text:span></text:span><text:span text:style-name="Strong_20_Emphasis">Comptage des alignements avec DNMTools</text:span> :</text:p>
                </text:list-item>
              </text:list>
            </text:list-item>
          </text:list>
        </text:list-item>
      </text:list>
      <text:list xml:id="list141061411420500" text:continue-list="list141060926680779" text:style-name="L13">
        <text:list-item>
          <text:list>
            <text:list-item>
              <text:list>
                <text:list-item>
                  <text:list>
                    <text:list-item>
                      <text:p text:style-name="P15"><text:span text:style-name="Strong_20_Emphasis">Command</text:span> : <text:span text:style-name="Source_20_Text">dnmtools counts -c ${GENOME} -o ${filename_no_ext}_counts.txt ${filename_no_ext}_sorted.bam</text:span></text:p>
                    </text:list-item>
                    <text:list-item>
                      <text:p text:style-name="P15">Compte le nombre d'alignements dans le fichier BAM, en les comparant au génome de référence.</text:p>
                    </text:list-item>
                  </text:list>
                </text:list-item>
                <text:list-item>
                  <text:p text:style-name="P8"><text:soft-page-break/><text:span text:style-name="Strong_20_Emphasis">Analyse des niveaux d'alignement avec DNMTools</text:span> :</text:p>
                  <text:list>
                    <text:list-item>
                      <text:p text:style-name="P15"><text:span text:style-name="Strong_20_Emphasis">Command</text:span> : <text:span text:style-name="Source_20_Text">dnmtools levels -o ${filename_no_ext}_levels.txt ${filename_no_ext}_counts.txt</text:span></text:p>
                    </text:list-item>
                    <text:list-item>
                      <text:p text:style-name="P15">Cette étape calcule les niveaux de couverture et de méthylation à partir des données alignées.</text:p>
                    </text:list-item>
                  </text:list>
                </text:list-item>
                <text:list-item>
                  <text:p text:style-name="P8"><text:span text:style-name="Strong_20_Emphasis">Symétrisation avec DNMTools</text:span> :</text:p>
                  <text:list>
                    <text:list-item>
                      <text:p text:style-name="P15"><text:span text:style-name="Strong_20_Emphasis">Command</text:span> : <text:span text:style-name="Source_20_Text">dnmtools sym ${filename_no_ext}_counts.txt</text:span></text:p>
                    </text:list-item>
                    <text:list-item>
                      <text:p text:style-name="P15">Analyse symétrique des alignements pour diverses statistiques supplémentaire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span text:style-name="Strong_20_Emphasis">Méthode </text:span><text:span text:style-name="Source_20_Text">process_all_files</text:span><text:span text:style-name="Strong_20_Emphasis"> :</text:span></text:p>
          <text:list>
            <text:list-item>
              <text:p text:style-name="P15"><text:span text:style-name="Strong_20_Emphasis">Objectif</text:span> : Boucler sur tous les fichiers FASTQ pair-end dans le répertoire spécifié et appliquer le pipeline à chaque paire.</text:p>
            </text:list-item>
            <text:list-item>
              <text:p text:style-name="P15"><text:span text:style-name="Strong_20_Emphasis">Fonctionnement</text:span> :</text:p>
              <text:list>
                <text:list-item>
                  <text:p text:style-name="P15">La boucle cherche tous les fichiers se terminant par <text:span text:style-name="Source_20_Text">_1.fq</text:span> dans le répertoire.</text:p>
                </text:list-item>
                <text:list-item>
                  <text:p text:style-name="P15">Pour chaque fichier <text:span text:style-name="Source_20_Text">_1.fq</text:span>, elle recherche le fichier correspondant <text:span text:style-name="Source_20_Text">_2.fq</text:span>.</text:p>
                </text:list-item>
                <text:list-item>
                  <text:p text:style-name="P8">Si les deux fichiers existent, ils sont envoyés à la méthode <text:span text:style-name="Source_20_Text">process_file_pair</text:span> pour traitement.</text:p>
                </text:list-item>
              </text:list>
            </text:list-item>
          </text:list>
        </text:list-item>
      </text:list>
      <text:p text:style-name="P11"/>
      <text:p text:style-name="P12">Code python voir ( slack) </text:p>
      <text:p text:style-name="P12">import os</text:p>
      <text:p text:style-name="P12">import subprocess</text:p>
      <text:p text:style-name="P12"/>
      <text:p text:style-name="P12">class SeqProcessingPipeline:</text:p>
      <text:p text:style-name="P12"><text:s text:c="4"/>def __init__(self, trim_galore, dnmtools, samtools, genome, genome_index, pair_end_dir):</text:p>
      <text:p text:style-name="P12"><text:s text:c="8"/>self.trim_galore = trim_galore</text:p>
      <text:p text:style-name="P12"><text:s text:c="8"/>self.dnmtools = dnmtools</text:p>
      <text:p text:style-name="P12"><text:s text:c="8"/>self.samtools = samtools</text:p>
      <text:p text:style-name="P12"><text:s text:c="8"/>self.genome = genome</text:p>
      <text:p text:style-name="P12"><text:s text:c="8"/>self.genome_index = genome_index</text:p>
      <text:p text:style-name="P12"><text:s text:c="8"/>self.pair_end_dir = pair_end_dir</text:p>
      <text:p text:style-name="P12"/>
      <text:p text:style-name="P12"><text:s text:c="4"/>def run_command(self, command):</text:p>
      <text:p text:style-name="P12"><text:s text:c="8"/>"""Exécute une commande en shell et gère les erreurs."""</text:p>
      <text:p text:style-name="P12"><text:s text:c="8"/>try:</text:p>
      <text:p text:style-name="P12"><text:soft-page-break/><text:s text:c="12"/>subprocess.run(command, shell=True, check=True)</text:p>
      <text:p text:style-name="P12"><text:s text:c="8"/>except subprocess.CalledProcessError as e:</text:p>
      <text:p text:style-name="P12"><text:s text:c="12"/>print(f"Erreur lors de l'exécution de : {command}")</text:p>
      <text:p text:style-name="P12"><text:s text:c="12"/>print(f"Détails de l'erreur : {e}")</text:p>
      <text:p text:style-name="P12"/>
      <text:p text:style-name="P12"><text:s text:c="4"/>def create_genome_index(self):</text:p>
      <text:p text:style-name="P12"><text:s text:c="8"/>"""Crée l'index du génome avec DNMTools."""</text:p>
      <text:p text:style-name="P12"><text:s text:c="8"/>if not os.path.exists(self.genome_index):</text:p>
      <text:p text:style-name="P12"><text:s text:c="12"/>print(f"Création de l'index pour le génome {self.genome}")</text:p>
      <text:p text:style-name="P12"><text:s text:c="12"/>index_command = f"{self.dnmtools} abismalidx {self.genome} {self.genome_index}"</text:p>
      <text:p text:style-name="P12"><text:s text:c="12"/>self.run_command(index_command)</text:p>
      <text:p text:style-name="P12"><text:s text:c="8"/>else:</text:p>
      <text:p text:style-name="P12"><text:s text:c="12"/>print(f"L'index du génome existe déjà : {self.genome_index}")</text:p>
      <text:p text:style-name="P12"/>
      <text:p text:style-name="P12"><text:s text:c="4"/>def process_file_pair(self, pair1, pair2):</text:p>
      <text:p text:style-name="P12"><text:s text:c="8"/>"""Processus pour traiter une paire de fichiers FASTQ."""</text:p>
      <text:p text:style-name="P12"><text:s text:c="8"/>filename_no_ext = os.path.basename(pair1).rsplit('_', 1)[0]</text:p>
      <text:p text:style-name="P12"/>
      <text:p text:style-name="P12"><text:s text:c="8"/># Trim Galore</text:p>
      <text:p text:style-name="P12"><text:s text:c="8"/>trim_command = f"{self.trim_galore} --paired -q 0 --length 0 {pair1} {pair2}"</text:p>
      <text:p text:style-name="P12"><text:s text:c="8"/>self.run_command(trim_command)</text:p>
      <text:p text:style-name="P12"/>
      <text:p text:style-name="P12"><text:s text:c="8"/># Alignement avec DNMTools (abismal)</text:p>
      <text:p text:style-name="P12"><text:s text:c="8"/>align_command = (</text:p>
      <text:p text:style-name="P12"><text:s text:c="12"/>f"{self.dnmtools} abismal -B -i {self.genome_index} -s {filename_no_ext}_stats.txt "</text:p>
      <text:p text:style-name="P12"><text:s text:c="12"/>f"-o {filename_no_ext}_abismal.bam -B {pair1} {pair2}"</text:p>
      <text:p text:style-name="P12"><text:s text:c="8"/>)</text:p>
      <text:p text:style-name="P12"><text:s text:c="8"/>self.run_command(align_command)</text:p>
      <text:p text:style-name="P12"/>
      <text:p text:style-name="P12"><text:s text:c="8"/># Taux de bisulfite</text:p>
      <text:p text:style-name="P12"><text:s text:c="8"/>bsrate_command = f"{self.dnmtools} bsrate {filename_no_ext}_abismal.bam"</text:p>
      <text:p text:style-name="P12"><text:s text:c="8"/>self.run_command(bsrate_command)</text:p>
      <text:p text:style-name="P12"><text:soft-page-break/></text:p>
      <text:p text:style-name="P12"><text:s text:c="8"/># Tri avec Samtools</text:p>
      <text:p text:style-name="P12"><text:s text:c="8"/>sort_command = (</text:p>
      <text:p text:style-name="P12"><text:s text:c="12"/>f"{self.dnmtools} format -f abismal -stdout -B {filename_no_ext}_abismal.bam | "</text:p>
      <text:p text:style-name="P12"><text:s text:c="12"/>f"{self.samtools} sort -o {filename_no_ext}_sorted.bam"</text:p>
      <text:p text:style-name="P12"><text:s text:c="8"/>)</text:p>
      <text:p text:style-name="P12"><text:s text:c="8"/>self.run_command(sort_command)</text:p>
      <text:p text:style-name="P12"/>
      <text:p text:style-name="P12"><text:s text:c="8"/># Suppression des duplications</text:p>
      <text:p text:style-name="P12"><text:s text:c="8"/>uniq_command = (</text:p>
      <text:p text:style-name="P12"><text:s text:c="12"/>f"{self.dnmtools} uniq -S {filename_no_ext}_duplication_stats.txt "</text:p>
      <text:p text:style-name="P12"><text:s text:c="12"/>f"-o {filename_no_ext}_uniq.bam {filename_no_ext}_sorted.bam"</text:p>
      <text:p text:style-name="P12"><text:s text:c="8"/>)</text:p>
      <text:p text:style-name="P12"><text:s text:c="8"/>self.run_command(uniq_command)</text:p>
      <text:p text:style-name="P12"/>
      <text:p text:style-name="P12"><text:s text:c="8"/># Comptage des alignements</text:p>
      <text:p text:style-name="P12"><text:s text:c="8"/>counts_command = (</text:p>
      <text:p text:style-name="P12"><text:s text:c="12"/>f"{self.dnmtools} counts -c {self.genome} -o {filename_no_ext}_counts.txt "</text:p>
      <text:p text:style-name="P12"><text:s text:c="12"/>f"{filename_no_ext}_sorted.bam"</text:p>
      <text:p text:style-name="P12"><text:s text:c="8"/>)</text:p>
      <text:p text:style-name="P12"><text:s text:c="8"/>self.run_command(counts_command)</text:p>
      <text:p text:style-name="P12"/>
      <text:p text:style-name="P12"><text:s text:c="8"/># Analyse des niveaux</text:p>
      <text:p text:style-name="P12"><text:s text:c="8"/>levels_command = f"{self.dnmtools} levels -o {filename_no_ext}_levels.txt {filename_no_ext}_counts.txt"</text:p>
      <text:p text:style-name="P12"><text:s text:c="8"/>self.run_command(levels_command)</text:p>
      <text:p text:style-name="P12"/>
      <text:p text:style-name="P12"><text:s text:c="8"/># Analyse symétrique</text:p>
      <text:p text:style-name="P12"><text:s text:c="8"/>sym_command = f"{self.dnmtools} sym {filename_no_ext}_counts.txt"</text:p>
      <text:p text:style-name="P12"><text:s text:c="8"/>self.run_command(sym_command)</text:p>
      <text:p text:style-name="P12"/>
      <text:p text:style-name="P12"><text:s text:c="4"/>def process_all_files(self):</text:p>
      <text:p text:style-name="P12"><text:soft-page-break/><text:s text:c="8"/>"""Traite tous les fichiers pair-end dans le répertoire spécifié."""</text:p>
      <text:p text:style-name="P12"><text:s text:c="8"/># Crée l'index du génome avant de commencer le traitement des fichiers</text:p>
      <text:p text:style-name="P12"><text:s text:c="8"/>self.create_genome_index()</text:p>
      <text:p text:style-name="P12"/>
      <text:p text:style-name="P12"><text:s text:c="8"/>for file in os.listdir(self.pair_end_dir):</text:p>
      <text:p text:style-name="P12"><text:s text:c="12"/>if file.endswith("_1.fq"):</text:p>
      <text:p text:style-name="P12"><text:s text:c="16"/>pair1 = os.path.join(self.pair_end_dir, file)</text:p>
      <text:p text:style-name="P12"><text:s text:c="16"/>pair2 = pair1.replace("_1.fq", "_2.fq")</text:p>
      <text:p text:style-name="P12"><text:s text:c="16"/>if os.path.exists(pair2):</text:p>
      <text:p text:style-name="P12"><text:s text:c="20"/>print(f"Traitement des fichiers : {pair1}, {pair2}")</text:p>
      <text:p text:style-name="P12"><text:s text:c="20"/>self.process_file_pair(pair1, pair2)</text:p>
      <text:p text:style-name="P12"><text:s text:c="16"/>else:</text:p>
      <text:p text:style-name="P12"><text:s text:c="20"/>print(f"Fichier correspondant pour {pair1} introuvable : {pair2}")</text:p>
      <text:p text:style-name="P12"/>
      <text:p text:style-name="P12"/>
      <text:p text:style-name="P12"># Configuration du pipeline</text:p>
      <text:p text:style-name="P12">pipeline = SeqProcessingPipeline(</text:p>
      <text:p text:style-name="P12"><text:s text:c="4"/>trim_galore="/home/ricardo/Tools/TrimGalore-0.6.10/trim_galore",</text:p>
      <text:p text:style-name="P12"><text:s text:c="4"/>dnmtools="/home/ricardo/miniconda3/envs/dnmtools_env/bin/dnmtools",</text:p>
      <text:p text:style-name="P12"><text:s text:c="4"/>samtools="samtools",</text:p>
      <text:p text:style-name="P12"><text:s text:c="4"/>genome="/mnt/newhome/ricardo/data_common/MicVault_2206/genome.fa",</text:p>
      <text:p text:style-name="P12"><text:s text:c="4"/>genome_index="/mnt/newhome/ricardo/data_common/MicVault_2206/genome.fa.indx",</text:p>
      <text:p text:style-name="P12"><text:s text:c="4"/>pair_end_dir="/mnt/Terastation/rawseq/BSseq_tmp"</text:p>
      <text:p text:style-name="P12">)</text:p>
      <text:p text:style-name="P12"/>
      <text:p text:style-name="P12"># Lancer le traitement</text:p>
      <text:p text:style-name="P12">pipeline.process_all_files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09T14:01:07.946598456</meta:creation-date>
    <dc:date>2024-09-09T14:10:12.102619431</dc:date>
    <meta:editing-duration>PT9M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6" meta:paragraph-count="147" meta:word-count="1015" meta:character-count="8746" meta:non-whitespace-character-count="7159"/>
  </office:meta>
</office:document-meta>
</file>